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9.195cm"/>
    </style:style>
    <style:style style:name="Table1.B" style:family="table-column">
      <style:table-column-properties style:column-width="7.805cm"/>
    </style:style>
    <style:style style:name="Table1.A1" style:family="table-cell">
      <style:table-cell-properties style:vertical-align="middle" fo:padding="0.049cm" fo:border="none"/>
    </style:style>
    <style:style style:name="Table2" style:family="table">
      <style:table-properties style:width="19.532cm" fo:margin-left="-0.014cm" table:align="left"/>
    </style:style>
    <style:style style:name="Table2.A" style:family="table-column">
      <style:table-column-properties style:column-width="2.092cm"/>
    </style:style>
    <style:style style:name="Table2.B" style:family="table-column">
      <style:table-column-properties style:column-width="4.498cm"/>
    </style:style>
    <style:style style:name="Table2.D" style:family="table-column">
      <style:table-column-properties style:column-width="8.444cm"/>
    </style:style>
    <style:style style:name="Table2.A1" style:family="table-cell">
      <style:table-cell-properties style:vertical-align="middle" fo:padding="0.049cm" fo:border="none"/>
    </style:style>
    <style:style style:name="P1" style:family="paragraph" style:parent-style-name="Standard">
      <style:paragraph-properties fo:text-align="center" style:justify-single-word="false"/>
      <style:text-properties style:font-name="Calibri" fo:font-size="11pt" fo:font-weight="bold" officeooo:rsid="00162768" officeooo:paragraph-rsid="00162768" style:font-size-asian="11pt" style:font-weight-asian="bold" style:font-size-complex="11pt" style:font-weight-complex="bold"/>
    </style:style>
    <style:style style:name="P2" style:family="paragraph" style:parent-style-name="Standard">
      <style:text-properties style:font-name="Calibri" fo:font-size="11pt" fo:font-weight="bold" style:font-size-asian="11pt" style:font-weight-asian="bold" style:font-size-complex="11pt" style:font-weight-complex="bold"/>
    </style:style>
    <style:style style:name="P3" style:family="paragraph" style:parent-style-name="Standard">
      <style:text-properties style:font-name="Calibri" fo:font-size="11pt" style:font-size-asian="11pt" style:font-size-complex="11pt"/>
    </style:style>
    <style:style style:name="P4" style:family="paragraph" style:parent-style-name="Standard">
      <style:text-properties style:font-name="Calibri"/>
    </style:style>
    <style:style style:name="P5" style:family="paragraph" style:parent-style-name="Standard">
      <style:text-properties style:font-name="Calibri" fo:font-size="11pt" officeooo:paragraph-rsid="0017759f" style:font-size-asian="11pt" style:font-size-complex="11pt"/>
    </style:style>
    <style:style style:name="P6" style:family="paragraph" style:parent-style-name="Standard">
      <style:text-properties officeooo:paragraph-rsid="0017759f"/>
    </style:style>
    <style:style style:name="P7" style:family="paragraph" style:parent-style-name="Standard">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style:font-name="Calibri" fo:font-size="11pt" style:font-size-asian="11pt" style:font-size-complex="11pt"/>
    </style:style>
    <style:style style:name="T3" style:family="text">
      <style:text-properties style:font-name="Calibri" fo:font-size="11pt" officeooo:rsid="0012c70c" style:font-size-asian="11pt" style:font-size-complex="11pt"/>
    </style:style>
    <style:style style:name="T4" style:family="text">
      <style:text-properties officeooo:rsid="0014e5bf"/>
    </style:style>
    <style:style style:name="T5" style:family="text">
      <style:text-properties fo:font-size="11pt" fo:font-weight="bold" style:font-size-asian="11pt" style:font-weight-asian="bold" style:font-size-complex="11pt" style:font-weight-complex="bold"/>
    </style:style>
    <style:style style:name="T6" style:family="text">
      <style:text-properties fo:font-size="11pt" style:font-size-asian="11pt" style:font-size-complex="11pt"/>
    </style:style>
    <style:style style:name="T7" style:family="text">
      <style:text-properties fo:font-size="11pt" fo:font-weight="bold" officeooo:rsid="00162768" style:font-size-asian="11pt" style:font-weight-asian="bold" style:font-size-complex="11pt" style:font-weight-complex="bold"/>
    </style:style>
    <style:style style:name="T8" style:family="text">
      <style:text-properties fo:font-size="11pt" fo:font-weight="normal" style:font-size-asian="11pt" style:font-weight-asian="normal" style:font-size-complex="11pt" style:font-weight-complex="normal"/>
    </style:style>
    <style:style style:name="T9" style:family="text">
      <style:text-properties style:font-name="Calibri" fo:font-size="11pt" fo:font-weight="normal" style:font-size-asian="11pt" style:font-weight-asian="normal" style:font-size-complex="11pt" style:font-weight-complex="normal"/>
    </style:style>
    <style:style style:name="T10" style:family="text">
      <style:text-properties style:font-name="Calibri" fo:font-size="11pt" fo:font-weight="bold" style:font-size-asian="11pt" style:font-weight-asian="bold" style:font-size-complex="11pt" style:font-weight-complex="bold"/>
    </style:style>
    <style:style style:name="T11" style:family="text">
      <style:text-properties style:font-name="Calibri"/>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rt B Unit 3</text:p>
      <text:p text:style-name="P1">Digital Documentation</text:p>
      <text:p text:style-name="P2"/>
      <text:p text:style-name="P3"><text:span text:style-name="T1">Q1. In a document all the occurrences of word “this” have to be changed to “these”.</text:span> Which option is suitable for this and what is the shortcut command used for it? </text:p>
      <text:p text:style-name="P3">Ans. Find and Replace option is suitable to replace all the occurrences of word “this” by another word “these”. Shortcut command for Find and Replace is Ctrl + H in LibreOffice. Shortcut command for Find and Replace is Ctrl + F in OpenOffice.</text:p>
      <text:p text:style-name="P3"/>
      <text:p text:style-name="P2">Q2. Which two documents are essential for mail merge? </text:p>
      <text:p text:style-name="P3">Ans. Two documents essential for mail merge are: </text:p>
      <text:p text:style-name="Standard"><text:span text:style-name="Strong_20_Emphasis"><text:span text:style-name="T2">Main Document</text:span></text:span><text:span text:style-name="T2"> – A file (such as a letter or email) that contains the fixed/common text for all recipients, along with placeholders where individual details will appear.</text:span></text:p>
      <text:p text:style-name="Standard"><text:span text:style-name="Strong_20_Emphasis"><text:span text:style-name="T2">Data Source</text:span></text:span><text:span text:style-name="T2"> – A file (such as a s</text:span><text:span text:style-name="T3">preads</text:span><text:span text:style-name="T2">heet or </text:span><text:span text:style-name="T3">database file</text:span><text:span text:style-name="T2">) that stores the variable information (e.g., names, addresses, phone numbers). In mail merge, this data is inserted into the placeholders of the main document to create personalized copies.</text:span></text:p>
      <text:p text:style-name="Standard"><text:span text:style-name="Strong_20_Emphasis"><text:span text:style-name="T2"/></text:span></text:p>
      <text:p text:style-name="Standard"><text:span text:style-name="Strong_20_Emphasis"><text:span text:style-name="T2">Q3. Explain the concept of Word Processing.</text:span></text:span></text:p>
      <text:p text:style-name="Standard"><text:span text:style-name="Strong_20_Emphasis"><text:span text:style-name="T2">Ans.</text:span></text:span><text:span text:style-name="T2"> Word processing means using computer software (like MS Word or LibreOffice Writer) to create, edit, format, and print text documents. It allows users to insert tables, images, and other elements, as well as use tools like spell-check and grammar check. Word processing is widely used for preparing letters, reports, notices, and business documents quickly and neatly.</text:span></text:p>
      <text:p text:style-name="Standard"><text:span text:style-name="Strong_20_Emphasis"><text:span text:style-name="T2"/></text:span></text:p>
      <text:p text:style-name="Standard"><text:span text:style-name="Strong_20_Emphasis"><text:span text:style-name="T2">Q4. List the various software available for word processing.</text:span></text:span></text:p>
      <text:p text:style-name="Standard"><text:span text:style-name="Strong_20_Emphasis"><text:span text:style-name="T2">Ans.</text:span></text:span><text:span text:style-name="T2"> Commonly used word processing software includes:</text:span></text:p>
      <text:p text:style-name="P3"><text:span text:style-name="T4">1. </text:span>Microsoft Word<text:tab/><text:tab/><text:span text:style-name="T4">3. OpenOffice Writer<text:tab/><text:tab/>5. WPS Office Writer</text:span></text:p>
      <text:p text:style-name="P3"><text:span text:style-name="T4">2. </text:span>LibreOffice Writer<text:tab/><text:tab/><text:span text:style-name="T4">4. Google Docs</text:span></text:p>
      <text:p text:style-name="Standard"><text:span text:style-name="Strong_20_Emphasis"><text:span text:style-name="T2"/></text:span></text:p>
      <text:p text:style-name="Standard"><text:span text:style-name="Strong_20_Emphasis"><text:span text:style-name="T2">Q5. Write difference between a text editor and a word processor software. Write the name of any text editor or word processor available in the market.</text:span></text:span></text:p>
      <text:p text:style-name="Standard"><text:span text:style-name="Strong_20_Emphasis"><text:span text:style-name="T2">Ans.</text:span></text:span><text:span text:style-name="T2"> Differences are:</text:span></text:p>
      <text:p text:style-name="P3"/>
      <table:table table:name="Table1" table:style-name="Table1">
        <table:table-column table:style-name="Table1.A"/>
        <table:table-column table:style-name="Table1.B"/>
        <table:table-header-rows>
          <table:table-row>
            <table:table-cell table:style-name="Table1.A1" office:value-type="string">
              <text:p text:style-name="Standard"><text:span text:style-name="Strong_20_Emphasis"><text:span text:style-name="T2">Word Processor</text:span></text:span></text:p>
            </table:table-cell>
            <table:table-cell table:style-name="Table1.A1" office:value-type="string">
              <text:p text:style-name="Standard"><text:span text:style-name="Strong_20_Emphasis"><text:span text:style-name="T2">Text Editor</text:span></text:span></text:p>
            </table:table-cell>
          </table:table-row>
        </table:table-header-rows>
        <table:table-row>
          <table:table-cell table:style-name="Table1.A1" office:value-type="string">
            <text:p text:style-name="P3">Helps to enter, edit, and format text</text:p>
          </table:table-cell>
          <table:table-cell table:style-name="Table1.A1" office:value-type="string">
            <text:p text:style-name="P3">Helps to edit plain text</text:p>
          </table:table-cell>
        </table:table-row>
        <table:table-row>
          <table:table-cell table:style-name="Table1.A1" office:value-type="string">
            <text:p text:style-name="P3">Provides many formatting features like bold, italics, alignment, and page setup</text:p>
          </table:table-cell>
          <table:table-cell table:style-name="Table1.A1" office:value-type="string">
            <text:p text:style-name="P3">Has no formatting features (only plain text)</text:p>
          </table:table-cell>
        </table:table-row>
        <table:table-row>
          <table:table-cell table:style-name="Table1.A1" office:value-type="string">
            <text:p text:style-name="P3">Allows inserting tables, images, graphs, etc.</text:p>
          </table:table-cell>
          <table:table-cell table:style-name="Table1.A1" office:value-type="string">
            <text:p text:style-name="P3">Does not allow inserting such objects</text:p>
          </table:table-cell>
        </table:table-row>
      </table:table>
      <text:p text:style-name="Standard"><text:span text:style-name="Strong_20_Emphasis"><text:span text:style-name="T2"/></text:span></text:p>
      <text:p text:style-name="Standard"><text:span text:style-name="Strong_20_Emphasis"><text:span text:style-name="T2">Examples:</text:span></text:span></text:p>
      <text:p text:style-name="P3">Word Processor: Microsoft Word, LibreOffice Writer</text:p>
      <text:p text:style-name="P3">Text Editor: Notepad, Sublime Text</text:p>
      <text:p text:style-name="Standard"><text:span text:style-name="Strong_20_Emphasis"><text:span text:style-name="T2"/></text:span></text:p>
      <text:p text:style-name="Standard"><text:span text:style-name="Strong_20_Emphasis"><text:span text:style-name="T2">Q6. List the various components of LibreOffice suite. Explain each component in one line.</text:span></text:span></text:p>
      <text:p text:style-name="Standard"><text:span text:style-name="Strong_20_Emphasis"><text:span text:style-name="T2">Ans.</text:span></text:span><text:span text:style-name="T2"> The main components of LibreOffice are:</text:span></text:p>
      <text:p text:style-name="Standard"><text:span text:style-name="Strong_20_Emphasis"><text:span text:style-name="T2">Writer (Word Processor):</text:span></text:span><text:span text:style-name="T2"> Used to create and edit text documents such as letters, reports, and books.</text:span></text:p>
      <text:p text:style-name="Standard"><text:span text:style-name="Strong_20_Emphasis"><text:span text:style-name="T2">Calc (Spreadsheet):</text:span></text:span><text:span text:style-name="T2"> Used for calculations, data analysis, and storing data in tabular form.</text:span></text:p>
      <text:p text:style-name="Standard"><text:span text:style-name="Strong_20_Emphasis"><text:span text:style-name="T2">Impress (Presentation):</text:span></text:span><text:span text:style-name="T2"> Used to create slide shows with text, images, audio, video, and animations.</text:span></text:p>
      <text:p text:style-name="Standard"><text:span text:style-name="Strong_20_Emphasis"><text:span text:style-name="T2">Base (Database):</text:span></text:span><text:span text:style-name="T2"> Used to create, manage, and process databases.</text:span></text:p>
      <text:p text:style-name="Standard"><text:span text:style-name="Strong_20_Emphasis"><text:span text:style-name="T2">Draw (Drawing Tool):</text:span></text:span><text:span text:style-name="T2"> Used to make diagrams, flowcharts, and simple graphics.</text:span></text:p>
      <text:p text:style-name="Standard"><text:span text:style-name="Strong_20_Emphasis"><text:span text:style-name="T2">Math (Formula Editor):</text:span></text:span><text:span text:style-name="T2"> Used to create and edit mathematical equations and formulas.</text:span></text:p>
      <text:p text:style-name="P3"/>
      <text:p text:style-name="P2">Q7. Compare the features of manual typewriter, electronic typewriter and word processing software. </text:p>
      <text:p text:style-name="P4"/>
      <table:table table:name="Table2" table:style-name="Table2">
        <table:table-column table:style-name="Table2.A"/>
        <table:table-column table:style-name="Table2.B" table:number-columns-repeated="2"/>
        <table:table-column table:style-name="Table2.D"/>
        <table:table-header-rows>
          <table:table-row>
            <table:table-cell table:style-name="Table2.A1" office:value-type="string">
              <text:p text:style-name="Standard"><text:span text:style-name="Strong_20_Emphasis"><text:span text:style-name="T2">Feature</text:span></text:span></text:p>
            </table:table-cell>
            <table:table-cell table:style-name="Table2.A1" office:value-type="string">
              <text:p text:style-name="Standard"><text:span text:style-name="Strong_20_Emphasis"><text:span text:style-name="T2">Manual Typewriter</text:span></text:span></text:p>
            </table:table-cell>
            <table:table-cell table:style-name="Table2.A1" office:value-type="string">
              <text:p text:style-name="Standard"><text:span text:style-name="Strong_20_Emphasis"><text:span text:style-name="T2">Electronic Typewriter</text:span></text:span></text:p>
            </table:table-cell>
            <table:table-cell table:style-name="Table2.A1" office:value-type="string">
              <text:p text:style-name="Standard"><text:span text:style-name="Strong_20_Emphasis"><text:span text:style-name="T2">Word Processor</text:span></text:span></text:p>
            </table:table-cell>
          </table:table-row>
        </table:table-header-rows>
        <table:table-row>
          <table:table-cell table:style-name="Table2.A1" office:value-type="string">
            <text:p text:style-name="Standard"><text:span text:style-name="Strong_20_Emphasis"><text:span text:style-name="T2">Type</text:span></text:span></text:p>
          </table:table-cell>
          <table:table-cell table:style-name="Table2.A1" office:value-type="string">
            <text:p text:style-name="P3">Mechanical machine</text:p>
          </table:table-cell>
          <table:table-cell table:style-name="Table2.A1" office:value-type="string">
            <text:p text:style-name="P3">Machine with some electronic parts</text:p>
          </table:table-cell>
          <table:table-cell table:style-name="Table2.A1" office:value-type="string">
            <text:p text:style-name="P3">Software on computer</text:p>
          </table:table-cell>
        </table:table-row>
        <text:soft-page-break/>
        <table:table-row>
          <table:table-cell table:style-name="Table2.A1" office:value-type="string">
            <text:p text:style-name="Standard"><text:span text:style-name="Strong_20_Emphasis"><text:span text:style-name="T2">Editing</text:span></text:span></text:p>
          </table:table-cell>
          <table:table-cell table:style-name="Table2.A1" office:value-type="string">
            <text:p text:style-name="P3">Cannot edit mistakes</text:p>
          </table:table-cell>
          <table:table-cell table:style-name="Table2.A1" office:value-type="string">
            <text:p text:style-name="P3">Small changes can be corrected</text:p>
          </table:table-cell>
          <table:table-cell table:style-name="Table2.A1" office:value-type="string">
            <text:p text:style-name="P3">Any change can be done easily (cut, copy, paste, undo)</text:p>
          </table:table-cell>
        </table:table-row>
        <table:table-row>
          <table:table-cell table:style-name="Table2.A1" office:value-type="string">
            <text:p text:style-name="Standard"><text:span text:style-name="Strong_20_Emphasis"><text:span text:style-name="T2">Screen</text:span></text:span></text:p>
          </table:table-cell>
          <table:table-cell table:style-name="Table2.A1" office:value-type="string">
            <text:p text:style-name="P3">No screen to see work</text:p>
          </table:table-cell>
          <table:table-cell table:style-name="Table2.A1" office:value-type="string">
            <text:p text:style-name="P3">Very small screen</text:p>
          </table:table-cell>
          <table:table-cell table:style-name="Table2.A1" office:value-type="string">
            <text:p text:style-name="P3">Full content visible on monitor</text:p>
          </table:table-cell>
        </table:table-row>
        <table:table-row>
          <table:table-cell table:style-name="Table2.A1" office:value-type="string">
            <text:p text:style-name="Standard"><text:span text:style-name="Strong_20_Emphasis"><text:span text:style-name="T2">Formatting</text:span></text:span></text:p>
          </table:table-cell>
          <table:table-cell table:style-name="Table2.A1" office:value-type="string">
            <text:p text:style-name="P3">No formatting, fixed style</text:p>
          </table:table-cell>
          <table:table-cell table:style-name="Table2.A1" office:value-type="string">
            <text:p text:style-name="P3">Limited formatting (bold, underline)</text:p>
          </table:table-cell>
          <table:table-cell table:style-name="Table2.A1" office:value-type="string">
            <text:p text:style-name="P3">Many options (fonts, colors, styles, page setup)</text:p>
          </table:table-cell>
        </table:table-row>
        <table:table-row>
          <table:table-cell table:style-name="Table2.A1" office:value-type="string">
            <text:p text:style-name="Standard"><text:span text:style-name="Strong_20_Emphasis"><text:span text:style-name="T2">Symbols/Media </text:span></text:span></text:p>
          </table:table-cell>
          <table:table-cell table:style-name="Table2.A1" office:value-type="string">
            <text:p text:style-name="P3">No symbols, no images</text:p>
          </table:table-cell>
          <table:table-cell table:style-name="Table2.A1" office:value-type="string">
            <text:p text:style-name="P3">Limited symbols only</text:p>
          </table:table-cell>
          <table:table-cell table:style-name="Table2.A1" office:value-type="string">
            <text:p text:style-name="P3">Can insert tables, images, charts, audio, video</text:p>
          </table:table-cell>
        </table:table-row>
        <table:table-row>
          <table:table-cell table:style-name="Table2.A1" office:value-type="string">
            <text:p text:style-name="Standard"><text:span text:style-name="Strong_20_Emphasis"><text:span text:style-name="T2">Storage</text:span></text:span></text:p>
          </table:table-cell>
          <table:table-cell table:style-name="Table2.A1" office:value-type="string">
            <text:p text:style-name="P3">No storage</text:p>
          </table:table-cell>
          <table:table-cell table:style-name="Table2.A1" office:value-type="string">
            <text:p text:style-name="P3">Very limited memory </text:p>
          </table:table-cell>
          <table:table-cell table:style-name="Table2.A1" office:value-type="string">
            <text:p text:style-name="P3">Can save many files on computer/cloud</text:p>
          </table:table-cell>
        </table:table-row>
      </table:table>
      <text:p text:style-name="P4"/>
      <text:p text:style-name="Standard"><text:span text:style-name="Strong_20_Emphasis"><text:span text:style-name="T2">Q8. Explain the different views to display a document.</text:span></text:span></text:p>
      <text:p text:style-name="Standard"><text:span text:style-name="Strong_20_Emphasis"><text:span text:style-name="T2">Ans.</text:span></text:span><text:span text:style-name="T2"> Different views to display a document in LibreOffice Writer are:</text:span></text:p>
      <text:p text:style-name="Standard"><text:span text:style-name="Strong_20_Emphasis"><text:span text:style-name="T2">Normal View:</text:span></text:span><text:span text:style-name="T2"> This is the default view used for typing and formatting. Page breaks are visible in this view.</text:span></text:p>
      <text:p text:style-name="Standard"><text:span text:style-name="Strong_20_Emphasis"><text:span text:style-name="T2">Web View:</text:span></text:span><text:span text:style-name="T2"> This view shows how the document will look on a webpage. Page breaks are not visible in this view.</text:span></text:p>
      <text:p text:style-name="Standard"><text:span text:style-name="Strong_20_Emphasis"><text:span text:style-name="T2">Print Layout View:</text:span></text:span><text:span text:style-name="T2"> This view shows the document exactly as it will look when printed, with margins, headers, and footers.</text:span></text:p>
      <text:p text:style-name="Standard"><text:span text:style-name="Strong_20_Emphasis"><text:span text:style-name="T2">Outline View:</text:span></text:span><text:span text:style-name="T2"> This view displays the document in headings and subheadings, useful for organizing long documents.</text:span></text:p>
      <text:p text:style-name="Standard"><text:span text:style-name="Strong_20_Emphasis"><text:span text:style-name="T2"/></text:span></text:p>
      <text:p text:style-name="Standard"><text:span text:style-name="Strong_20_Emphasis"><text:span text:style-name="T2">Q9. What are the various methods for selecting the text in a document? Give the steps to select a paragraph.</text:span></text:span></text:p>
      <text:p text:style-name="Standard"><text:span text:style-name="Strong_20_Emphasis"><text:span text:style-name="T2">Ans.</text:span></text:span><text:span text:style-name="T2"> In LibreOffice Writer, text can be selected in the following ways:</text:span></text:p>
      <text:p text:style-name="Standard"><text:span text:style-name="Strong_20_Emphasis"><text:span text:style-name="T2">Using Mouse:</text:span></text:span></text:p>
      <text:p text:style-name="P3">Drag the mouse → select any part of the text.</text:p>
      <text:p text:style-name="P3">Double-click → selects a single word.</text:p>
      <text:p text:style-name="P3">Triple-click → selects a line.</text:p>
      <text:p text:style-name="P3">Quadruple-click → selects a whole paragraph.</text:p>
      <text:p text:style-name="Standard"><text:span text:style-name="Strong_20_Emphasis"><text:span text:style-name="T2">Using Keyboard:</text:span></text:span></text:p>
      <text:p text:style-name="P3">Shift + Arrow keys → select text step by step.</text:p>
      <text:p text:style-name="P3">Ctrl + A → selects the entire document.</text:p>
      <text:p text:style-name="Standard"><text:span text:style-name="Strong_20_Emphasis"><text:span text:style-name="T2">Steps to select a paragraph: </text:span></text:span></text:p>
      <text:p text:style-name="Standard"><text:span text:style-name="T2">Place the cursor inside the paragraph and </text:span><text:span text:style-name="Strong_20_Emphasis"><text:span text:style-name="T2">quadruple-click</text:span></text:span><text:span text:style-name="T2">, OR drag the mouse over the entire paragraph.</text:span></text:p>
      <text:p text:style-name="Standard"><text:span text:style-name="Strong_20_Emphasis"><text:span text:style-name="T2"/></text:span></text:p>
      <text:p text:style-name="Standard"><text:span text:style-name="Strong_20_Emphasis"><text:span text:style-name="T2">Q10. What are the special characters? How can you insert them in a document?</text:span></text:span></text:p>
      <text:p text:style-name="Standard"><text:span text:style-name="Strong_20_Emphasis"><text:span text:style-name="T2">Ans. Special characters</text:span></text:span><text:span text:style-name="T2"> are symbols that cannot be typed using the keyboard, such as ©, ™, €, or accented letters (á, é, ñ).</text:span></text:p>
      <text:p text:style-name="Standard"><text:span text:style-name="Strong_20_Emphasis"><text:span text:style-name="T2">Steps to insert special characters in LibreOffice Writer:</text:span></text:span></text:p>
      <text:p text:style-name="P3">Place the cursor where you want the character.</text:p>
      <text:p text:style-name="Standard"><text:span text:style-name="T2">Go to the menu </text:span><text:span text:style-name="Strong_20_Emphasis"><text:span text:style-name="T2">Insert → Special Character</text:span></text:span><text:span text:style-name="T2">.</text:span></text:p>
      <text:p text:style-name="P3">Select the character from the dialog box.</text:p>
      <text:p text:style-name="Standard"><text:span text:style-name="T2">Click </text:span><text:span text:style-name="Strong_20_Emphasis"><text:span text:style-name="T2">Insert</text:span></text:span><text:span text:style-name="T2">, then close the box.</text:span></text:p>
      <text:p text:style-name="Standard"><text:span text:style-name="Strong_20_Emphasis"><text:span text:style-name="T2"/></text:span></text:p>
      <text:p text:style-name="Standard"><text:span text:style-name="Strong_20_Emphasis"><text:span text:style-name="T2">Q11. How will you count the total words of a document?</text:span></text:span></text:p>
      <text:p text:style-name="Standard"><text:span text:style-name="Strong_20_Emphasis"><text:span text:style-name="T2">Ans. To count total words, </text:span></text:span></text:p>
      <text:p text:style-name="Standard"><text:span text:style-name="T2">In </text:span><text:span text:style-name="Strong_20_Emphasis"><text:span text:style-name="T2">LibreOffice Writer</text:span></text:span><text:span text:style-name="T2">, go to </text:span><text:span text:style-name="Strong_20_Emphasis"><text:span text:style-name="T2">Tools → Word Count</text:span></text:span><text:span text:style-name="T2">.</text:span></text:p>
      <text:p text:style-name="Standard"><text:span text:style-name="T2">In </text:span><text:span text:style-name="Strong_20_Emphasis"><text:span text:style-name="T2">MS Word</text:span></text:span><text:span text:style-name="T2">, go to the </text:span><text:span text:style-name="Strong_20_Emphasis"><text:span text:style-name="T2">Review</text:span></text:span><text:span text:style-name="T2"> tab → </text:span><text:span text:style-name="Strong_20_Emphasis"><text:span text:style-name="T2">Word Count</text:span></text:span><text:span text:style-name="T2">.</text:span></text:p>
      <text:p text:style-name="P2"/>
      <text:p text:style-name="P3"><text:span text:style-name="T1">Q12. What are the various menu of Writer GUI? </text:span><text:line-break/>Ans. The various menu of Writer GUI are: </text:p>
      <text:p text:style-name="P5">1. File <text:tab/><text:tab/>2. Edit <text:tab/><text:tab/>3. View <text:tab/>4. Insert <text:tab/>5. Format <text:tab/>6. Styles</text:p>
      <text:p text:style-name="P5">7. Table<text:tab/>8. Form <text:tab/>9. Tools <text:tab/>10.Window <text:tab/>11.Help</text:p>
      <text:p text:style-name="Standard"><text:span text:style-name="Strong_20_Emphasis"><text:span text:style-name="T2"/></text:span></text:p>
      <text:p text:style-name="Standard"><text:span text:style-name="Strong_20_Emphasis"><text:span text:style-name="T2">Q13. What is the default extension assigned to the document in Writer when you save it? Write down the steps to save the document to Microsoft Word document.</text:span></text:span></text:p>
      <text:p text:style-name="Standard"><text:span text:style-name="Strong_20_Emphasis"><text:span text:style-name="T2">Ans. </text:span></text:span><text:span text:style-name="T2">The default extension of a document in LibreOffice Writer is </text:span><text:span text:style-name="Strong_20_Emphasis"><text:span text:style-name="T2">.odt</text:span></text:span><text:span text:style-name="T2"> (Open Document Text).</text:span></text:p>
      <text:p text:style-name="Standard"><text:span text:style-name="Strong_20_Emphasis"><text:span text:style-name="T2">Steps to save a Writer document as a Microsoft Word document:</text:span></text:span></text:p>
      <text:p text:style-name="P3">Open the document in LibreOffice Writer.</text:p>
      <text:p text:style-name="Standard"><text:span text:style-name="T2">Click on </text:span><text:span text:style-name="Strong_20_Emphasis"><text:span text:style-name="T2">File → Save As</text:span></text:span><text:span text:style-name="T2">.</text:span></text:p>
      <text:p text:style-name="Standard"><text:span text:style-name="T2">In the </text:span><text:span text:style-name="Strong_20_Emphasis"><text:span text:style-name="T2">Save as type</text:span></text:span><text:span text:style-name="T2"> drop-down menu, select </text:span><text:span text:style-name="Strong_20_Emphasis"><text:span text:style-name="T2">Microsoft Word 97–2003 (.doc)</text:span></text:span><text:span text:style-name="T2"> or </text:span><text:span text:style-name="Strong_20_Emphasis"><text:span text:style-name="T2">Word 2007–365 (.docx)</text:span></text:span><text:span text:style-name="T2">.</text:span></text:p>
      <text:p text:style-name="P3"><text:soft-page-break/>Enter the file name and choose the location.</text:p>
      <text:p text:style-name="Standard"><text:span text:style-name="T2">Click </text:span><text:span text:style-name="Strong_20_Emphasis"><text:span text:style-name="T2">Save</text:span></text:span><text:span text:style-name="T2">.</text:span></text:p>
      <text:p text:style-name="Standard"><text:span text:style-name="Strong_20_Emphasis"><text:span text:style-name="T2"/></text:span></text:p>
      <text:p text:style-name="Standard"><text:span text:style-name="Strong_20_Emphasis"><text:span text:style-name="T2">Q14. What is the importance of password in the document? How will you protect the document using password in Writer? </text:span></text:span></text:p>
      <text:p text:style-name="P6"><text:span text:style-name="Strong_20_Emphasis"><text:span text:style-name="T2">Answer: </text:span></text:span><text:span text:style-name="T2">A password is important because it </text:span><text:span text:style-name="Strong_20_Emphasis"><text:span text:style-name="T2">protects a document from unauthorized access</text:span></text:span><text:span text:style-name="T2">, ensuring that only people who know the password can open or edit it. </text:span></text:p>
      <text:p text:style-name="P5"/>
      <text:p text:style-name="P5">In Writer, you can protect a document by following these steps:</text:p>
      <text:p text:style-name="Standard"><text:span text:style-name="T2">Click </text:span><text:span text:style-name="Strong_20_Emphasis"><text:span text:style-name="T2">File &gt; Save As</text:span></text:span><text:span text:style-name="T2">.</text:span></text:p>
      <text:p text:style-name="Standard"><text:span text:style-name="T2">Check the option </text:span><text:span text:style-name="Strong_20_Emphasis"><text:span text:style-name="T2">“Save with password.”</text:span></text:span></text:p>
      <text:p text:style-name="P3">Enter a password and confirm it.</text:p>
      <text:p text:style-name="P3"/>
      <text:p text:style-name="P4"><text:span text:style-name="T5">Q15. What is mail merge? Write down the steps to create mailing labels to paste on wedding cards</text:span><text:span text:style-name="T6">.<text:line-break/>Mail merge is the process of combining a </text:span><text:span text:style-name="Strong_20_Emphasis"><text:span text:style-name="T6">main document</text:span></text:span><text:span text:style-name="T6"> (like a letter or certificate) with </text:span><text:span text:style-name="T7">data source </text:span><text:span text:style-name="T8">(</text:span><text:span text:style-name="Strong_20_Emphasis"><text:span text:style-name="T6">list of addresses or names)</text:span></text:span><text:span text:style-name="T8">.</text:span><text:span text:style-name="T6"> It is used to create </text:span><text:span text:style-name="Strong_20_Emphasis"><text:span text:style-name="T6">many copies of the same document</text:span></text:span><text:span text:style-name="T6">, each with different names or addresses. It is commonly used for </text:span><text:span text:style-name="Strong_20_Emphasis"><text:span text:style-name="T6">sending invitations, letters, or printing certificates</text:span></text:span><text:span text:style-name="T6">.</text:span></text:p>
      <text:p text:style-name="Standard"><text:span text:style-name="Strong_20_Emphasis"><text:span text:style-name="T9">Steps to create mailing labels are: </text:span></text:span></text:p>
      <text:p text:style-name="Standard"><text:span text:style-name="Strong_20_Emphasis"><text:span text:style-name="T9">1. Choose File &gt; New &gt; Labels</text:span></text:span></text:p>
      <text:p text:style-name="Standard"><text:span text:style-name="Strong_20_Emphasis"><text:span text:style-name="T9">2. On the Labels tab, select the Database and Table.</text:span></text:span></text:p>
      <text:p text:style-name="Standard"><text:span text:style-name="Strong_20_Emphasis"><text:span text:style-name="T9">3. Click the drop-down arrow under Database field and move the required field to Label text area.</text:span></text:span></text:p>
      <text:p text:style-name="Standard"><text:span text:style-name="Strong_20_Emphasis"><text:span text:style-name="T9">4. On the Options tab, ensure that the Synchronize contents option is selected.</text:span></text:span></text:p>
      <text:p text:style-name="Standard"><text:span text:style-name="Strong_20_Emphasis"><text:span text:style-name="T9">5</text:span></text:span><text:span text:style-name="Strong_20_Emphasis"><text:span text:style-name="T2">. </text:span></text:span><text:span text:style-name="Strong_20_Emphasis"><text:span text:style-name="T9">Click New Document. You now have a new, single-page document containing a series of frames, one for each label of the selected type and filled with the data source address fields that you selected.</text:span></text:span></text:p>
      <text:p text:style-name="Standard"><text:span text:style-name="Strong_20_Emphasis"><text:span text:style-name="T2"/></text:span></text:p>
      <text:p text:style-name="Standard"><text:span text:style-name="Strong_20_Emphasis"><text:span text:style-name="T2">Q16. What are the advantages of a table?</text:span></text:span></text:p>
      <text:p text:style-name="Standard"><text:span text:style-name="Strong_20_Emphasis"><text:span text:style-name="T2">Answer:</text:span></text:span><text:span text:style-name="T2"><text:line-break/></text:span><text:span text:style-name="T9">T</text:span><text:span text:style-name="T10">ables help to </text:span><text:span text:style-name="Strong_20_Emphasis"><text:span text:style-name="T10">organize and present data clearly</text:span></text:span><text:span text:style-name="T9"> </text:span><text:span text:style-name="T9">using rows and columns. They make it easier to </text:span><text:span text:style-name="Strong_20_Emphasis"><text:span text:style-name="T10">compare information</text:span></text:span><text:span text:style-name="T9">, </text:span><text:span text:style-name="Strong_20_Emphasis"><text:span text:style-name="T10">understand numbers</text:span></text:span><text:span text:style-name="T9">,</text:span><text:span text:style-name="T9"> and</text:span><text:span text:style-name="T10"> </text:span><text:span text:style-name="Strong_20_Emphasis"><text:span text:style-name="T10">read data quickly</text:span></text:span><text:span text:style-name="T9">. Tables are useful in </text:span><text:span text:style-name="Strong_20_Emphasis"><text:span text:style-name="T2">r</text:span></text:span><text:span text:style-name="Strong_20_Emphasis"><text:span text:style-name="T10">eports,</text:span></text:span><text:span text:style-name="Strong_20_Emphasis"><text:span text:style-name="T2"> </text:span></text:span><text:span text:style-name="Strong_20_Emphasis"><text:span text:style-name="T10">presentations, and documents</text:span></text:span><text:span text:style-name="T10">.</text:span></text:p>
      <text:p text:style-name="Standard"><text:span text:style-name="Strong_20_Emphasis"><text:span text:style-name="T2"/></text:span></text:p>
      <text:p text:style-name="Standard"><text:span text:style-name="Strong_20_Emphasis"><text:span text:style-name="T11"/></text:span></text:p>
      <text:p text:style-name="Standard"><text:span text:style-name="Strong_20_Emphasis"><text:span text:style-name="T11">Q 17. Write an application to your Principal for field visit to any IT Industry.</text:span></text:span></text:p>
      <text:p text:style-name="Standard"><text:span text:style-name="Strong_20_Emphasis"><text:span text:style-name="T2"/></text:span></text:p>
      <text:p text:style-name="P7"><text:span text:style-name="Strong_20_Emphasis"><text:span text:style-name="T2">Application for Field Visit to IT Industry</text:span></text:span></text:p>
      <text:p text:style-name="Standard"><text:span text:style-name="Strong_20_Emphasis"><text:span text:style-name="T2">Respected Sir/Madam,</text:span></text:span><text:span text:style-name="T2"><text:line-break/>I kindly request you to </text:span><text:span text:style-name="Strong_20_Emphasis"><text:span text:style-name="T2">organize a field visit to an IT industry</text:span></text:span><text:span text:style-name="T2"> for our class. This visit will provide us with </text:span><text:span text:style-name="Strong_20_Emphasis"><text:span text:style-name="T2">practical knowledge and exposure</text:span></text:span><text:span text:style-name="T2"> to how software companies work in the real world. I would be grateful if you could </text:span><text:span text:style-name="Strong_20_Emphasis"><text:span text:style-name="T2">grant us permission</text:span></text:span><text:span text:style-name="T2"> for this visit.</text:span></text:p>
      <text:p text:style-name="Standard"><text:span text:style-name="Strong_20_Emphasis"><text:span text:style-name="T2">Thank you.</text:span></text:span><text:span text:style-name="T2"><text:line-break/>Yours obediently,<text:line-break/>[Your Name]<text:line-break/>Class: [Your Class]<text:line-break/>Date: [Date]</text:span></text:p>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5" style:display-name="ListLabel 5"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01T18:17:21.116601900</meta:creation-date>
    <dc:date>2025-09-01T19:42:39.831517600</dc:date>
    <meta:editing-duration>PT7M54S</meta:editing-duration>
    <meta:editing-cycles>1</meta:editing-cycles>
    <meta:document-statistic meta:table-count="2" meta:image-count="0" meta:object-count="0" meta:page-count="3" meta:paragraph-count="123" meta:word-count="1343" meta:character-count="8041" meta:non-whitespace-character-count="6795"/>
    <meta:generator>LibreOffice/25.8.0.4$Windows_X86_64 LibreOffice_project/48f00303701489684e67c38c28aff00cd5929e67</meta:generator>
  </office:meta>
</office:document-meta>
</file>